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2bdb" officeooo:paragraph-rsid="001f2bdb"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2bdb" officeooo:paragraph-rsid="001f2bdb"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29e35" officeooo:paragraph-rsid="00229e35"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ab529" style:font-weight-asian="normal" style:font-weight-complex="normal"/>
    </style:style>
    <style:style style:name="T3" style:family="text">
      <style:text-properties style:text-underline-style="none" fo:font-weight="normal" officeooo:rsid="001bd4b2" style:font-weight-asian="normal" style:font-weight-complex="normal"/>
    </style:style>
    <style:style style:name="T4" style:family="text">
      <style:text-properties style:text-underline-style="none" fo:font-weight="normal" officeooo:rsid="001dae50" style:font-weight-asian="normal" style:font-weight-complex="normal"/>
    </style:style>
    <style:style style:name="T5" style:family="text">
      <style:text-properties style:text-underline-style="none" fo:font-weight="normal" officeooo:rsid="00212fa8" style:font-weight-asian="normal" style:font-weight-complex="normal"/>
    </style:style>
    <style:style style:name="T6" style:family="text">
      <style:text-properties officeooo:rsid="00229e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1"/></text:p>
      <text:p text:style-name="P2"><text:span text:style-name="T1"/></text:p>
      <text:p text:style-name="P2"><text:span text:style-name="T1"/></text:p>
      <text:p text:style-name="P4">Résumé :</text:p>
      <text:p text:style-name="P10"/>
      <text:p text:style-name="P2"><text:span text:style-name="T1">J’ai réalisé le projet seul, toutefois j’ai reçu de l’aide de camarades pour les tests.</text:span></text:p>
      <text:p text:style-name="P2"><text:span text:style-name="T1">Deux de mes fichiers de test fulltest.kwa et full.kwa sont des fichiers inspirés de test réalisés par Baptiste PRAS et <text:s text:c="2"/>Pedro BARTOLOMEI PANDOZI.</text:span></text:p>
      <text:p text:style-name="P2"><text:span text:style-name="T1"/></text:p>
      <text:p text:style-name="P2"><text:span text:style-name="T1">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span></text:p>
      <text:p text:style-name="P2"><text:span text:style-name="T1"/></text:p>
      <text:p text:style-name="P6">Problème rencontré : </text:p>
      <text:p text:style-name="P11"/>
      <text:p text:style-name="P3"><text:span text:style-name="T1">Toutefois </text:span><text:span text:style-name="T2">il existe une fonctionnalité non demandée explicitement qui ne fonctionne pas. Elle concerne les variables globales. Elles sont visibles partout, c’est à dire que </text:span><text:span text:style-name="T3">dans le code d’une méthode on peut y accéder <text:s/>(si une variable locale, porte le même nom que la variable globale, c’est la variable locale qui prime). </text:span></text:p>
      <text:p text:style-name="P3"><text:span text:style-name="T3"/></text:p>
      <text:p text:style-name="P3"><text:span text:style-name="T3">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span></text:p>
      <text:p text:style-name="P3"><text:span text:style-name="T3"/></text:p>
      <text:p text:style-name="P5"><text:span text:style-name="T1">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4">projet</text:span><text:span text:style-name="T1"> qui ne fonctionne pas.</text:span></text:p>
      <text:p text:style-name="P5"><text:span text:style-name="T1"/></text:p>
      <text:p text:style-name="P8">Exécution : </text:p>
      <text:p text:style-name="P8"><text:span text:style-name="T1"/></text:p>
      <text:p text:style-name="P9"><text:span text:style-name="T1">Pour exécuter kawa et lire un fichier, il y a la commande de base du style : ./kawai.exe tests/extend.kwa. J’ai rajout</text:span><text:span text:style-name="T5">é</text:span><text:span text:style-name="T1"> des options pour la compilation :</text:span></text:p>
      <text:p text:style-name="P9"><text:span text:style-name="T1"/></text:p>
      <text:p text:style-name="P9"><text:span text:style-name="T1">Si l’on rajoute le paramètre -s, cela fait que du texte en plus sera affiche dans la console comme affiché ci dessous :</text:span></text:p>
      <text:p text:style-name="P9"><text:span text:style-name="T1"/></text:p>
      <text:p text:style-name="P9"><text:span text:style-name="T1">Début lexing et parsing du fichier </text:span></text:p>
      <text:p text:style-name="P9"><text:span text:style-name="T1">Lexing et parsing du fichier effectués avec succès</text:span></text:p>
      <text:p text:style-name="P9"><text:span text:style-name="T1"><text:s/></text:span></text:p>
      <text:p text:style-name="P9"><text:span text:style-name="T1">Typechecking du programme...</text:span></text:p>
      <text:p text:style-name="P9"><text:span text:style-name="T1">Typechecking du programme effectue avec succes</text:span></text:p>
      <text:p text:style-name="P9"><text:span text:style-name="T1"/></text:p>
      <text:p text:style-name="P9"><text:span text:style-name="T1">Interprétation du programme...</text:span></text:p>
      <text:p text:style-name="P9"><text:span text:style-name="T1">Interprétation exécutée avec succès...</text:span></text:p>
      <text:p text:style-name="P5"><text:span text:style-name="T1"/></text:p>
      <text:p text:style-name="P9"><text:span text:style-name="T1">Ce texte s’affichait de base dans mon programme et m’aidait à mieux comprendre ce qu’il se passe en cas de problèmes. J’ai à la fin décidé d’en faire une option.</text:span></text:p>
      <text:p text:style-name="P7"><text:soft-page-break/>Extensions :</text:p>
      <text:p text:style-name="P7"/>
      <text:p text:style-name="P12">Pour palier au problème concernant les variables globales j’ai rajouté de nombreuses extensions.</text:p>
      <text:p text:style-name="P12"/>
      <text:p text:style-name="P12">J’ai codé l’évaluation des instanceof, c’est à dire que si on a dans le code <text:s text:c="2"/>« e instanceof t » ou e est une expressions et t un type, on renvoie true si e est de type t ou si t est un sous type du type de e.</text:p>
      <text:p text:style-name="P12">J’ai également codé des déclarations en série et l’égalité structurelle, <text:span text:style-name="T6">la declaration super.</text:span></text:p>
      <text:p text:style-name="P12"/>
      <text:p text:style-name="P13">Également dans le typechecker j’ai fait l’extension pour « did you mean recursion ».Elle fonctionne pour les variables, les méthodes les clas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4T17:55:37.655743989</dc:date>
    <meta:editing-duration>PT6H45M25S</meta:editing-duration>
    <meta:editing-cycles>7</meta:editing-cycles>
    <meta:generator>LibreOffice/24.2.7.2$Linux_X86_64 LibreOffice_project/420$Build-2</meta:generator>
    <meta:document-statistic meta:table-count="0" meta:image-count="0" meta:object-count="0" meta:page-count="2" meta:paragraph-count="25" meta:word-count="500" meta:character-count="3024" meta:non-whitespace-character-count="2538"/>
  </office:meta>
</office:document-meta>
</file>